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6" office:value-type="string" calcext:value-type="string">
            <text:p>files on side TODO: ui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6" office:value-type="string" calcext:value-type="string">
            <text:p>documentation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new document edited when save must prompt new file sav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search plugin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prompt save file if get closed but edite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ui event manager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key press loop plugins only registered plugins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make get plugins efficient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auto place cursor in sourceview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comma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toggle comments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side menus like open save TODO: close btn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5" office:value-type="string" calcext:value-type="string">
            <text:p>smart h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status bar/notify message(i.e. file sav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highlight se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open file/s from command line args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ix: Ctrl+z on freshly open file erase!!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ee view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6"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top margin in sourcevi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3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04:32:13.208361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21T04:33:42.485278838</dc:date>
    <meta:editing-duration>PT3H18M16S</meta:editing-duration>
    <meta:editing-cycles>83</meta:editing-cycles>
    <meta:generator>LibreOffice/6.4.0.3$Linux_X86_64 LibreOffice_project/40$Build-3</meta:generator>
    <meta:document-statistic meta:table-count="1" meta:cell-count="78" meta:object-count="0"/>
  </office:meta>
</office:document-meta>
</file>